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sudo apt-get update </text:p>
      <text:p text:style-name="Standard">sudo apt-get install usbutils </text:p>
      <text:p text:style-name="Standard">sudo apt-get install usb-modeswitch </text:p>
      <text:p text:style-name="Standard">sudo apt-get install wvdial </text:p>
      <text:p text:style-name="Standard">sudo apt-get install ppp </text:p>
      <text:p text:style-name="Standard"/>
      <text:p text:style-name="Standard"/>
      <text:p text:style-name="Standard"/>
      <text:p text:style-name="Standard"/>
      <text:p text:style-name="Standard">Bus 001 Device 002: ID 12d1:1f01 Huawei Technologies Co., Ltd. E353/E3131 (Mass storage mode)</text:p>
      <text:p text:style-name="Standard"><text:s/>sudo vim /lib/udev/rules.d/40-usb_modeswitch.rules</text:p>
      <text:p text:style-name="Standard"/>
      <text:p text:style-name="Standard">SUBSYSTEM=="tty", ATTRS{idVendor}=="12d1", ATTRS{idProduct}=="1f01", SYMLINK+="modem"</text:p>
      <text:p text:style-name="Standard">sudo touch /etc/usb_modeswitch.d/12d1:1f01</text:p>
      <text:p text:style-name="Standard"/>
      <text:p text:style-name="Standard">usb_modeswitch -c /etc/usb_modeswitch.d/12d1:1f0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[Dialer 3gconnect]</text:p>
      <text:p text:style-name="Standard">Init1 = ATZ</text:p>
      <text:p text:style-name="Standard">Init2 = ATQ0 V1 E1 S0=0 &amp;C1 &amp;D2 +FCLASS=0</text:p>
      <text:p text:style-name="Standard">Init3 = AT+CGDCONT=1,"IP","internet"</text:p>
      <text:p text:style-name="Standard">Stupid Mode = 1</text:p>
      <text:p text:style-name="Standard">Modem Type = Analog Modem</text:p>
      <text:p text:style-name="Standard">ISDN = 0</text:p>
      <text:p text:style-name="Standard">Phone = *99#</text:p>
      <text:p text:style-name="Standard">Modem = /dev/ttyUSB0</text:p>
      <text:p text:style-name="Standard">Username = dummy</text:p>
      <text:p text:style-name="Standard">Password = dummy</text:p>
      <text:p text:style-name="Standard">New PPPD = yes</text:p>
      <text:p text:style-name="Standard">Baud = 4608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03:38:55.259427090</meta:creation-date>
    <dc:date>2020-03-29T03:39:19.006462027</dc:date>
    <meta:editing-duration>PT24S</meta:editing-duration>
    <meta:editing-cycles>1</meta:editing-cycles>
    <meta:document-statistic meta:table-count="0" meta:image-count="0" meta:object-count="0" meta:page-count="1" meta:paragraph-count="23" meta:word-count="94" meta:character-count="704" meta:non-whitespace-character-count="627"/>
    <meta:generator>LibreOffice/6.0.7.3$Linux_X86_64 LibreOffice_project/00m0$Build-3</meta:generator>
  </office:meta>
</office:document-meta>
</file>